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B6000004C90B579A2F36DBFB55.png" manifest:media-type="image/png"/>
  <manifest:file-entry manifest:full-path="Pictures/10000001000007B6000004C92212FE0B301C2A83.png" manifest:media-type="image/png"/>
  <manifest:file-entry manifest:full-path="Pictures/10000001000007B6000004C983ACFD254D2957F7.png" manifest:media-type="image/png"/>
  <manifest:file-entry manifest:full-path="Pictures/10000001000007B6000004C9A9F426C52A8AE5CE.png" manifest:media-type="image/png"/>
  <manifest:file-entry manifest:full-path="Pictures/10000001000007B6000004C9D40DFB524B5CDA13.png" manifest:media-type="image/png"/>
  <manifest:file-entry manifest:full-path="Pictures/10000001000007B6000004C9651DA8D32DD24E1A.png" manifest:media-type="image/png"/>
  <manifest:file-entry manifest:full-path="Pictures/10000001000007B6000004C95DE899759D845350.png" manifest:media-type="image/png"/>
  <manifest:file-entry manifest:full-path="Pictures/10000001000007B6000004C9A39F514C2FF1DCD3.png" manifest:media-type="image/png"/>
  <manifest:file-entry manifest:full-path="Pictures/10000001000007B6000004C974B4B700B117A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1.887cm" fo:min-width="6.21cm" fo:padding-top="0.152cm" fo:padding-bottom="0.152cm" fo:padding-left="0.277cm" fo:padding-right="0.277cm" fo:wrap-option="wrap"/>
    </style:style>
    <style:style style:name="gr3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.272cm" fo:min-width="0.288cm" fo:padding-top="0.152cm" fo:padding-bottom="0.152cm" fo:padding-left="0.277cm" fo:padding-right="0.277cm" fo:wrap-option="wrap"/>
    </style:style>
    <style:style style:name="gr4" style:family="graphic" style:parent-style-name="standard">
      <style:graphic-properties svg:stroke-width="0.053cm" svg:stroke-color="#c9211e" draw:marker-start-width="0.28cm" draw:marker-end-width="0.28cm" draw:fill="none" draw:textarea-horizontal-align="justify" draw:textarea-vertical-align="middle" draw:auto-grow-height="false" fo:min-height="0.087cm" fo:min-width="3.367cm" fo:padding-top="0.152cm" fo:padding-bottom="0.152cm" fo:padding-left="0.277cm" fo:padding-right="0.277cm" fo:wrap-option="wrap"/>
    </style:style>
    <style:style style:name="gr5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2.307cm" fo:min-width="6.184cm" fo:padding-top="0.152cm" fo:padding-bottom="0.152cm" fo:padding-left="0.277cm" fo:padding-right="0.277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cm" fo:min-width="1.087cm" fo:padding-top="0.152cm" fo:padding-bottom="0.152cm" fo:padding-left="0.277cm" fo:padding-right="0.277cm" fo:wrap-option="wrap"/>
    </style:style>
    <style:style style:name="gr8" style:family="graphic" style:parent-style-name="standard">
      <style:graphic-properties svg:stroke-width="0.025cm" svg:stroke-color="#c9211e" draw:marker-start-width="0.229cm" draw:marker-end-width="0.229cm" draw:fill="none" draw:textarea-horizontal-align="justify" draw:textarea-vertical-align="middle" draw:auto-grow-height="false" fo:min-height="0cm" fo:min-width="0cm" fo:padding-top="0.138cm" fo:padding-bottom="0.138cm" fo:padding-left="0.263cm" fo:padding-right="0.263cm"/>
      <style:paragraph-properties style:writing-mode="lr-tb"/>
    </style:style>
    <style:style style:name="gr9" style:family="graphic" style:parent-style-name="objectwithoutfill">
      <style:graphic-properties svg:stroke-width="0.102cm" svg:stroke-color="#8d281e" draw:marker-start-width="0.356cm" draw:marker-end="Arrowheads_20_1" draw:marker-end-width="0.406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cm" fo:min-width="2.145cm" fo:padding-top="0.152cm" fo:padding-bottom="0.152cm" fo:padding-left="0.277cm" fo:padding-right="0.277cm" fo:wrap-option="wrap"/>
    </style:style>
    <style:style style:name="gr11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cm" fo:min-width="1.431cm" fo:padding-top="0.152cm" fo:padding-bottom="0.152cm" fo:padding-left="0.277cm" fo:padding-right="0.277cm" fo:wrap-option="wrap"/>
    </style:style>
    <style:style style:name="gr12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cm" fo:min-width="2.404cm" fo:padding-top="0.152cm" fo:padding-bottom="0.152cm" fo:padding-left="0.277cm" fo:padding-right="0.277cm" fo:wrap-option="wrap"/>
    </style:style>
    <style:style style:name="gr13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 fo:wrap-option="wrap"/>
    </style:style>
    <style:style style:name="gr14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.054cm" fo:min-width="1.482cm" fo:padding-top="0.152cm" fo:padding-bottom="0.152cm" fo:padding-left="0.277cm" fo:padding-right="0.27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c9211e" loext:opacity="100%" fo:font-size="6pt" style:font-size-asian="6pt" style:font-size-complex="6pt"/>
    </style:style>
    <style:style style:name="P4" style:family="paragraph">
      <loext:graphic-properties draw:fill="none"/>
      <style:paragraph-properties fo:text-align="center" style:writing-mode="lr-tb"/>
      <style:text-properties fo:color="#c9211e" loext:opacity="100%" fo:font-size="6pt" style:font-size-asian="6pt" style:font-size-complex="6pt"/>
    </style:style>
    <style:style style:name="T1" style:family="text">
      <style:text-properties fo:color="#c9211e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74B4B700B117AE0D.png" xlink:type="simple" xlink:show="embed" xlink:actuate="onLoad" draw:mime-type="image/png">
            <text:p/>
          </draw:image>
        </draw:frame>
        <draw:custom-shape draw:style-name="gr2" draw:text-style-name="P1" draw:layer="layout" svg:width="6.906cm" svg:height="2.333cm" svg:x="6.469cm" svg:y="12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54.69728601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A39F514C2FF1DCD3.png" xlink:type="simple" xlink:show="embed" xlink:actuate="onLoad" draw:mime-type="image/png">
            <text:p/>
          </draw:image>
        </draw:frame>
        <draw:custom-shape draw:style-name="gr3" draw:text-style-name="P1" draw:layer="layout" svg:width="0.926cm" svg:height="0.66cm" svg:x="9.211cm" svg:y="14.942cm">
          <text:p/>
          <draw:enhanced-geometry svg:viewBox="0 0 21600 21600" draw:mirror-vertical="true" draw:path-stretchpoint-x="10800" draw:path-stretchpoint-y="10800" draw:text-areas="?f3 ?f4 ?f5 ?f6" draw:type="round-rectangle" draw:modifiers="4762.73291925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651DA8D32DD24E1A.png" xlink:type="simple" xlink:show="embed" xlink:actuate="onLoad" draw:mime-type="image/png">
            <text:p/>
          </draw:image>
        </draw:frame>
        <draw:custom-shape draw:style-name="gr4" draw:text-style-name="P1" draw:layer="layout" svg:width="3.977cm" svg:height="0.447cm" svg:x="6.838cm" svg:y="14.382cm">
          <text:p/>
          <draw:enhanced-geometry svg:viewBox="0 0 21600 21600" draw:mirror-vertical="true" draw:path-stretchpoint-x="10800" draw:path-stretchpoint-y="10800" draw:text-areas="?f3 ?f4 ?f5 ?f6" draw:type="round-rectangle" draw:modifiers="4762.73291925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906cm" svg:height="2.779cm" svg:x="6.47cm" svg:y="12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54.69728601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6" draw:text-style-name="P2" draw:layer="layout" svg:width="19.589cm" svg:height="12.155cm" svg:x="1.02cm" svg:y="9.14cm">
          <draw:image xlink:href="Pictures/10000001000007B6000004C9D40DFB524B5CDA13.png" xlink:type="simple" xlink:show="embed" xlink:actuate="onLoad" draw:mime-type="image/png">
            <text:p/>
          </draw:image>
        </draw:frame>
        <draw:custom-shape draw:style-name="gr7" draw:text-style-name="P1" draw:layer="layout" svg:width="1.681cm" svg:height="0.238cm" svg:x="2.09cm" svg:y="12.7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19.589cm" svg:height="12.155cm" svg:x="1.001cm" svg:y="7.943cm">
          <draw:image xlink:href="Pictures/10000001000007B6000004C95DE899759D845350.png" xlink:type="simple" xlink:show="embed" xlink:actuate="onLoad" draw:mime-type="image/png">
            <text:p/>
          </draw:image>
        </draw:frame>
        <draw:custom-shape draw:style-name="gr8" draw:text-style-name="P4" draw:layer="layout" svg:width="0.248cm" svg:height="0.248cm" svg:x="15.767cm" svg:y="12.22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15.437cm" svg:y="15.19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15.107cm" svg:y="14.117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15.107cm" svg:y="11.394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1" draw:text-style-name="P1" draw:layer="layout" svg:width="19.589cm" svg:height="12.155cm" svg:x="1.001cm" svg:y="10.338cm">
          <draw:image xlink:href="Pictures/10000001000007B6000004C9A9F426C52A8AE5CE.png" xlink:type="simple" xlink:show="embed" xlink:actuate="onLoad" draw:mime-type="image/png">
            <text:p/>
          </draw:image>
        </draw:frame>
        <draw:line draw:style-name="gr9" draw:text-style-name="P1" draw:layer="layout" svg:x1="5.932cm" svg:y1="13.952cm" svg:x2="6.427cm" svg:y2="13.952cm">
          <text:p/>
        </draw:line>
        <draw:line draw:style-name="gr9" draw:text-style-name="P1" draw:layer="layout" svg:x1="6.607cm" svg:y1="15.09cm" svg:x2="7.102cm" svg:y2="15.09cm">
          <text:p/>
        </draw:line>
      </draw:page>
      <draw:page draw:name="page7" draw:style-name="dp1" draw:master-page-name="Default">
        <draw:frame draw:style-name="gr1" draw:text-style-name="P1" draw:layer="layout" svg:width="19.589cm" svg:height="12.155cm" svg:x="1.001cm" svg:y="10.338cm">
          <draw:image xlink:href="Pictures/10000001000007B6000004C983ACFD254D2957F7.png" xlink:type="simple" xlink:show="embed" xlink:actuate="onLoad" draw:mime-type="image/png">
            <text:p/>
          </draw:image>
        </draw:frame>
        <draw:line draw:style-name="gr9" draw:text-style-name="P1" draw:layer="layout" svg:x1="5.943cm" svg:y1="15.69cm" svg:x2="6.438cm" svg:y2="15.69cm">
          <text:p/>
        </draw:line>
      </draw:page>
      <draw:page draw:name="page8" draw:style-name="dp1" draw:master-page-name="Default">
        <draw:frame draw:style-name="gr6" draw:text-style-name="P2" draw:layer="layout" svg:width="19.589cm" svg:height="12.155cm" svg:x="1.001cm" svg:y="9.159cm">
          <draw:image xlink:href="Pictures/10000001000007B6000004C92212FE0B301C2A83.png" xlink:type="simple" xlink:show="embed" xlink:actuate="onLoad" draw:mime-type="image/png">
            <text:p/>
          </draw:image>
        </draw:frame>
        <draw:custom-shape draw:style-name="gr10" draw:text-style-name="P1" draw:layer="layout" svg:width="2.739cm" svg:height="0.238cm" svg:x="2.099cm" svg:y="12.726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029cm" svg:height="0.262cm" svg:x="13.017cm" svg:y="10.866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998cm" svg:height="0.238cm" svg:x="1.817cm" svg:y="12.068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34cm" svg:height="0.385cm" svg:x="1.359cm" svg:y="11.954cm">
          <text:p/>
          <draw:enhanced-geometry svg:viewBox="0 0 21600 21600" draw:path-stretchpoint-x="10800" draw:path-stretchpoint-y="10800" draw:text-areas="?f3 ?f4 ?f5 ?f6" draw:type="round-rectangle" draw:modifiers="3288.358208955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248cm" svg:height="0.248cm" svg:x="14.624cm" svg:y="10.568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4.606cm" svg:y="12.43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4.598cm" svg:y="11.77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48cm" svg:height="0.248cm" svg:x="1.397cm" svg:y="11.656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6" draw:text-style-name="P2" draw:layer="layout" svg:width="19.589cm" svg:height="12.155cm" svg:x="1.001cm" svg:y="7.885cm">
          <draw:image xlink:href="Pictures/10000001000007B6000004C90B579A2F36DBFB55.png" xlink:type="simple" xlink:show="embed" xlink:actuate="onLoad" draw:mime-type="image/png">
            <text:p/>
          </draw:image>
        </draw:frame>
        <draw:custom-shape draw:style-name="gr14" draw:text-style-name="P1" draw:layer="layout" svg:width="2.11cm" svg:height="0.432cm" svg:x="1.885cm" svg:y="11.239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1T18:10:21.889848748</meta:creation-date>
    <dc:date>2025-02-03T15:11:58.471513086</dc:date>
    <meta:editing-duration>P2DT19H18M50S</meta:editing-duration>
    <meta:editing-cycles>5</meta:editing-cycles>
    <meta:generator>LibreOffice/7.3.7.2$Linux_X86_64 LibreOffice_project/30$Build-2</meta:generator>
    <meta:document-statistic meta:object-count="30"/>
  </office:meta>
</office:document-meta>
</file>